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T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orked for around four to five weeks.</text:p>
      <text:p text:style-name="P1"/>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the leader of the testing team left the company. The remaining members of the testing team were merged into the support team.</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 to ensure that their respective projects are on track and have been given the resources they require.</text:p>
      <text:p text:style-name="P1"/>
      <text:p text:style-name="P1">I was placed in the support team, which meant I reported to the support team leader, who managed my tasks and made sure targets were met. Although not all of my tasks were support related, due to Draig being a small company, many of my tasks would come from the Managing Director and other team leaders. <text:s/>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which meant I was a mentor to him.</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are laptops with 4GB RAM and 500GB-1TB HDD. All machines have dual monitors, of good quality. We were encouraged to store our documentation and scripts on the network drive, which was a Windows network NTFS share, running on the main server. Occasionally this device would run out of space, bringing down the whole issue tracking system. Which from a support and business perspective this is not a good thing. From my experience working at Draig I would separate storage and issue tracking to another physical or virtual machine, so that when the network storage becomes full, the issue tracking service would not fall over.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ext:p>
      <text:p text:style-name="P1"/>
      <text:p text:style-name="P1">All of the machines run Windows Server 2008 RC 2 aside from the main server which runs Windows Server 2003, and some of the machines which are used solely for administrative tasks which run Windows XP. For development, due to Microsoft CRM 4.0 and Visual Basic 6 restrictions, we are forced to use virtual machines which contain CRM 4.0 and some DBS subsystems.</text:p>
      <text:p text:style-name="P1"/>
      <text:p text:style-name="P1">Draig use Microsoft Share point[1] as their main form of content storage and sharing. The share point site has sections for each team and even for each client. <text:s/>This is use to store information such as documentation for DBS and project plans for clients. Microsoft Project[1] is used to manage each team, and future client releases. All of the documents are written using Microsoft Office 2012/07.</text:p>
      <text:p text:style-name="P1"/>
      <text:p text:style-name="P1">For time management Draig use an in house system called ETHEL (Escape from time sheet hell). <text:s text:c="2"/>When an employee works on a project they must make sure to record it in ETHEL. </text:p>
      <text:p text:style-name="P1"/>
      <text:p text:style-name="P5">I've found using Microsoft based software a bit strange to get used to, as it tends to do things the long way round. I also find using Microsoft based software provides me with less customizability <text:soft-page-break/>and features than other alternative software. For example, every week we have a report which is complied using data from TFS, the issue tracking system, and a word template. This would then require the data to be manually placed in the Word template. Given some time it would be possible to completely automate this using free open source software such as LaTeX and bash, and the results would be the same. I can see the advantages of using industry standard software as this would be a positive for Draig.</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to UAT/FAT server, due to the way that DBS manages it's configuration, when backing up the database it will also backup the absolute URL of the Live server, so when the back up is restored the UAT/FAT system will attempt to establish communication to the Live server. As you can imagine having a test server communicating with the Live server is not the best situation.</text:p>
      <text:p text:style-name="P1"/>
      <text:p text:style-name="P3">Application Environment</text:p>
      <text:p text:style-name="P3"/>
      <text:p text:style-name="P6">Due to working in the support team, I get to work with all the software and systems in the company.</text:p>
      <text:p text:style-name="P6">Some of the software which I would use mostly in my day to day work, is related to the issue tracking system, Visual Studio's Team Foundation Server. When an issue is reported I would pick it up from the list and begin my investigation, this would normally involve me loading up Microsoft SQL Server Admin [CONFRIM] and identifying the issue on the Live or FAT server. If this is the first time this issue was reported I would record any steps taken to resolve the issue, and store it on the network share. Once the issue has been resolved, I would update TFS with my actions, and set the issue to close. This would mean that the client would be able to see that it's been resolved. In some cases it might be required to email or phone the client making sure that they know the issue has been resolved.</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Documentation</text:p>
      <text:p text:style-name="P1">Scripts</text:p>
      <text:p text:style-name="P1"/>
      <text:p text:style-name="P1">Describe the Hardware and Software Environment</text:p>
      <text:p text:style-name="P1">Comment of my experience of this environment</text:p>
      <text:p text:style-name="P1">What computer systems I worked on were doing</text:p>
      <text:p text:style-name="P1">Flow of information with in the company</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or activities that I undertook were not followed up and that the initial development stage was the farthest the project got to. I understand that this a result of such a small business.</text:p>
      <text:p text:style-name="P4"/>
      <text:p text:style-name="P4">Half way though the bench testing and UI testing projects, I was moved up stairs to the support department. Form here on I was part of the support team's service desk, and reported to the lead support manager. My role in the department was to provide technical support, and assistance with the service desk. As well as my original projects. Working on the service desk meant that I had to reply to emails from clients and assist in managing the phones. This meant that when a client phoned up with an issue, I would have to make sure that it gets logged into our system. If the issue is urgent, I would make sure a developer gets informed and starts working on it. In other cases if the call was not urgent, then they would be placed on the review list, where a member of the support team, would meet with the development team leader and they would assign out the issues to members of the support and development teams.</text:p>
      <text:p text:style-name="P4"/>
      <text:p text:style-name="P4">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Which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ny future issues. <text:s/>The script would then be reviewed by one of the developers and then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ext:soft-page-break/>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4"/>
      <text:p text:style-name="P4">Bench testing</text:p>
      <text:p text:style-name="P4">Automatic UI testing</text:p>
      <text:p text:style-name="P4"><text:tab/>Stress testing – The API calls one.</text:p>
      <text:p text:style-name="P4">Support Tasks</text:p>
      <text:p text:style-name="P4"><text:tab/>Email/Service Desk</text:p>
      <text:p text:style-name="P4"><text:tab/>Technical </text:p>
      <text:p text:style-name="P4"><text:tab/>Testing Versions</text:p>
      <text:p text:style-name="P4">Admin Utility</text:p>
      <text:p text:style-name="P4">Server deployments</text:p>
      <text:p text:style-name="P4">Training.</text:p>
      <text:p text:style-name="P7">Critical Evaluation</text:p>
      <text:p text:style-name="P4"/>
      <text:p text:style-name="P4">I found that even though I was an intern, <text:span text:style-name="T1">I was given a lot of confidence</text:span>, and allowed to work on my own with out supervision. For example, when I was developing the bench testing scripts, this was my first project, and as such I did not have much experience with DBS. Despite this, my superiors were happy to use my results as and official benchmark of the system, and provide clients with access to my scripts. Without having a code walk though by a senior developer. This was nice, but I think I would have been happier if my methods were approved before accepting my results.</text:p>
      <text:p text:style-name="P4"/>
      <text:p text:style-name="P4">From my experience, I often found that much of the testing was not done, for example once the code had been written and confirmed worked by one of the developers this might not get any further testing, until it has been deployed to the client's UAT server, though not always the case. Towards the end of my employment this was starting to change and a more stable testing protocol is beginning to be implemented. This is kind of the opposite of what I taught in my testing module, I believe this is because Draig is a small company still working out what process work well with clients. <text:s/>The good news is that it is always looking for ways to improve.</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I've learnt how projects are stored and managed within TFS. I've learnt how to access the low levels of the issue tracking software to manually generate reports. I've learnt how to get VB6 DLL's to register successfully, and how to <text:s/>upgrade to a newer version. <text:s/>This is something I do not wish to do again, but gives me a great insight in to how Window based systems work.</text:p>
      <text:p text:style-name="P4"/>
      <text:p text:style-name="P4">I have also learnt a lot regarding Windows Server 2008 RC 2, how to configure a clean install to run <text:s/>DBS, which services need to be installed and how to configure them. I also learnt how to manage virtual machines running in Hyper-V[1]. This is a something which I requested to do and really enjoy[BLAH]</text:p>
      <text:p text:style-name="P4"/>
      <text:p text:style-name="P2">Technical </text:p>
      <text:p text:style-name="P4">VB.net – Visual Studio, TFS, .Net, </text:p>
      <text:p text:style-name="P4">VB6 – DLLs, Windows XP, General Windows-ness, VM </text:p>
      <text:p text:style-name="P4">SQL Server – MSSMS, back up/restore</text:p>
      <text:p text:style-name="P4">CRM 4.0</text:p>
      <text:p text:style-name="P4">Server/Software deployment, Testing, Development, Issue handling.</text:p>
      <text:p text:style-name="P4">Sole Project – confidence in my actions/code</text:p>
      <text:p text:style-name="P4"/>
      <text:p text:style-name="P4">Some of the first things which happened quite frequently when I joined was the amount of meeting I had, often a lot of information would be exchanged, and I would be assigned tasks from the results of the discussions. It took a while to get used to this, but once I did I was able to identify my required deliverables.</text:p>
      <text:p text:style-name="P4"/>
      <text:p text:style-name="P4">Another area which I found hard to get used to was having to work with other people, each with their own list of deliverables, and deadlines. I often found that I would be working on more than one thing at once, which meant I would have to leave one project to work on another, this would change depending on other people's priorities and constraints. Making sure that my time management co-inside-ed with other members of the team, was an interesting experience.</text:p>
      <text:p text:style-name="P4"/>
      <text:p text:style-name="P4">Phone ediquite was a tuff one to get right, I would find that I'd forget to ask who was calling, or who it was for. Also trying to pick out the core components of the call took some time to get to <text:soft-page-break/>grips with. I found email ediquite to be a lot easier than phone, the main things to remember xwere to make sure that the font size and type where within the company standard. Also making sure that each email had a standard business signature. I could understand why this was important, as the majority of the businesses communications with the clients are via email, and showing a conformed standard of communication is good. [WORDS]</text:p>
      <text:p text:style-name="P4"/>
      <text:p text:style-name="P4">After a while I began to work out who of each client I should contact regarding different matters, and what they attitude is like towards random things..</text:p>
      <text:p text:style-name="P4"/>
      <text:p text:style-name="P4">Documentation was one of my main activities, due to he fact that I would be leaving, I needed to make sure that my replacement would have all the information required to continue my position. All of the documentation should follow the companies document guidelines, just like the email. I found that a lot of the original documentation was simply notes for the developers, or who ever wrote the original. This meant that for someone like me who had never done the procedure before I would not quite understand what to do, this meant that I had to update the document to that it would be clear and easy to understand. But most of the time I was creating the original documents. </text:p>
      <text:p text:style-name="P4"/>
      <text:p text:style-name="P4">Reports which get sent to the clients, have to be correct and of a standard quality. This is one thing which get checked by the heads of the support and development, as well as the project manger. This had to be correct to make sure that we are giving the client an understandable image of the state of the software. I found this to be a tedious job, where in most cases the issue would be down to the device used to pull the results out of the issue tracking system. [This needs more explanation]</text:p>
      <text:p text:style-name="P4"/>
      <text:p text:style-name="P2">Non-tech</text:p>
      <text:p text:style-name="P4">Meetings</text:p>
      <text:p text:style-name="P4">Confidence</text:p>
      <text:p text:style-name="P4">Team Work</text:p>
      <text:p text:style-name="P4">Time Management</text:p>
      <text:p text:style-name="P4">Phone/Email [POSSIBLE WORDS of Shared in box]</text:p>
      <text:p text:style-name="P4">Clients</text:p>
      <text:p text:style-name="P4">Documentation</text:p>
      <text:p text:style-name="P4">Client Reports</text:p>
      <text:p text:style-name="P4"/>
      <text:p text:style-name="P4">What Learnt – Good|Ba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1T14:26:31</meta:creation-date>
    <dc:date>2012-09-15T17:32:02</dc:date>
    <meta:editing-duration>PT30H53M43S</meta:editing-duration>
    <meta:editing-cycles>144</meta:editing-cycles>
    <meta:generator>OpenOffice.org/3.2$Unix OpenOffice.org_project/320m12$Build-9483</meta:generator>
    <dc:creator>Osaka </dc:creator>
    <meta:document-statistic meta:table-count="0" meta:image-count="0" meta:object-count="0" meta:page-count="7" meta:paragraph-count="81" meta:word-count="3947" meta:character-count="22420"/>
  </office:meta>
</office:document-meta>
</file>